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9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margin-top="0in" fo:margin-bottom="0.0429in" loext:contextual-spacing="false" fo:text-indent="-0.25in" style:auto-text-indent="false"/>
    </style:style>
    <style:style style:name="P3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0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42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3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3">
      <style:paragraph-properties fo:margin-left="1.5in" fo:margin-right="0in" fo:margin-top="0in" fo:margin-bottom="0in" loext:contextual-spacing="false" fo:text-indent="-0.25in" style:auto-text-indent="false"/>
    </style:style>
    <style:style style:name="P45" style:family="paragraph" style:parent-style-name="Standard" style:list-style-name="WWNum3">
      <style:paragraph-properties fo:margin-left="1.5in" fo:margin-right="0in" fo:margin-top="0in" fo:margin-bottom="0.0429in" loext:contextual-spacing="false" fo:text-indent="-0.25in" style:auto-text-indent="false"/>
    </style:style>
    <style:style style:name="P46" style:family="paragraph" style:parent-style-name="Heading_20_1" style:list-style-name="WWNum8"/>
    <style:style style:name="P47" style:family="paragraph" style:parent-style-name="Heading_20_1" style:list-style-name="WWNum8">
      <style:paragraph-properties fo:break-before="auto" fo:break-after="auto"/>
    </style:style>
    <style:style style:name="P4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aczyuw2yex2w"/><text:span text:style-name="T1">Sistemes de gestió empresarial</text:span><text:span text:style-name="T2"><text:line-break/></text:span><text:span text:style-name="T3">UD 07. (Presencial) Activitats a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: Sergi García Barea</text:span></text:p>
      <text:p text:style-name="P5"><text:span text:style-name="T5">Actualitzat Novembre 2021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10"><text:s/>📖 </text:span><text:span text:style-name="T11">Important</text:span></text:p>
      <text:p text:style-name="P11"/>
      <text:p text:style-name="P10"><text:span text:style-name="T12"><text:s/>❕</text:span><text:span text:style-name="T13"> </text:span><text:span text:style-name="T11">Atenció</text:span></text:p>
      <text:p text:style-name="P11"/>
      <text:p text:style-name="P10"><text:span text:style-name="T10"><text:s/>💬</text:span> <text:span text:style-name="T11">Interessant</text:span></text:p>
      <text:p text:style-name="P12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Data d’entrega</text:span></text:a><text:span text:style-name="T17"><text:tab/>3</text:span></text:p>
          <text:p text:style-name="P14"><text:a xlink:type="simple" xlink:href="#_9maybllx2a09" text:style-name="Index_20_Link" text:visited-style-name="Index_20_Link"><text:span text:style-name="T17">Observacions prèvies a la realització de la tasca avaluables</text:span></text:a><text:span text:style-name="T17"><text:tab/>3</text:span></text:p>
          <text:p text:style-name="P14"><text:a xlink:type="simple" xlink:href="#_2itjvswydgw7" text:style-name="Index_20_Link" text:visited-style-name="Index_20_Link"><text:span text:style-name="T17">Citació demostració d’autoria dels exercicis i castic per còpia</text:span></text:a><text:span text:style-name="T17"><text:tab/>3</text:span></text:p>
          <text:p text:style-name="P14"><text:a xlink:type="simple" xlink:href="#_ahjbpqqme8e0" text:style-name="Index_20_Link" text:visited-style-name="Index_20_Link"><text:span text:style-name="T9">Activitats</text:span></text:a><text:span text:style-name="T9"><text:tab/>4</text:span></text:p>
          <text:p text:style-name="P14"><text:a xlink:type="simple" xlink:href="#_e7zw8g47p2sa" text:style-name="Index_20_Link" text:visited-style-name="Index_20_Link"><text:span text:style-name="T9">Activitat 01</text:span></text:a><text:span text:style-name="T9"><text:tab/>4</text:span></text:p>
          <text:p text:style-name="P14"><text:a xlink:type="simple" xlink:href="#_otv9aq61hrbv" text:style-name="Index_20_Link" text:visited-style-name="Index_20_Link"><text:span text:style-name="T9">Activitat 02</text:span></text:a><text:span text:style-name="T9"><text:tab/>4</text:span></text:p>
          <text:p text:style-name="P14"><text:a xlink:type="simple" xlink:href="#_wufktuxm239f" text:style-name="Index_20_Link" text:visited-style-name="Index_20_Link"><text:span text:style-name="T17">Activitat 03</text:span></text:a><text:span text:style-name="T17"><text:tab/>4</text:span></text:p>
          <text:p text:style-name="P15"><text:a xlink:type="simple" xlink:href="#_fg1c18ewwdw6" text:style-name="Index_20_Link" text:visited-style-name="Index_20_Link"><text:span text:style-name="T9">Activitat 04</text:span></text:a><text:span text:style-name="T9"><text:tab/>4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7. Activitats avaluables 01 (Presencial)</text:span></text:p>
      <text:list xml:id="list3056381484" text:style-name="WWNum8">
        <text:list-item>
          <text:p text:style-name="P47"><text:bookmark text:name="_dbh0n1vac4c8"/>Data d’entrega</text:p>
        </text:list-item>
      </text:list>
      <text:p text:style-name="Standard"><text:span text:style-name="T11">Data límit d'entrega: </text:span><text:span text:style-name="T19">Dilluns 13 de desembre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123926370291276" text:continue-numbering="true" text:style-name="WWNum8">
        <text:list-item>
          <text:p text:style-name="P47"><text:bookmark text:name="_9maybllx2a09"/>Observacions prèvies a la realització de la tasca avaluables</text:p>
        </text:list-item>
      </text:list>
      <text:list xml:id="list2965033721" text:style-name="WWNum4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40">Les imatges dels contenidors han de ser privades.</text:p>
            </text:list-item>
          </text:list>
        </text:list-item>
        <text:list-item>
          <text:p text:style-name="P31">Has d’utilitzar el repositori Github creat per lliurar treballs del mòdul. Recordeu que el repositori de Github:</text:p>
          <text:list>
            <text:list-item>
              <text:p text:style-name="P40">És un lloc de treball. Es valorarà si s’ha utilitzat correctament (pujant versions i no actuant únicament com un lloc on lliurar la tasca).</text:p>
            </text:list-item>
            <text:list-item>
              <text:p text:style-name="P40">És molt important que el repositori siga privat, per tal d’evitar una hipotètica còpia d’altres alumnes.</text:p>
            </text:list-item>
            <text:list-item>
              <text:p text:style-name="P40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40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31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31">Quan s’entregue fitxers amb codi han d’estar correctament formatats i abundantment comentats. </text:p>
          <text:list>
            <text:list-item>
              <text:p text:style-name="P40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1030834709" text:style-name="WWNum1">
        <text:list-item>
          <text:p text:style-name="P35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123927544742399" text:continue-list="list123926370291276" text:style-name="WWNum8">
        <text:list-item>
          <text:p text:style-name="P46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p text:style-name="P1"/>
      <text:list xml:id="list123926880470479" text:continue-numbering="true" text:style-name="WWNum8">
        <text:list-item>
          <text:p text:style-name="P46"><text:bookmark text:name="_ahjbpqqme8e0"/>Activitats</text:p>
          <text:list>
            <text:list-item>
              <text:p text:style-name="P46"><text:bookmark text:name="_e7zw8g47p2sa"/>Activitat 01</text:p>
            </text:list-item>
          </text:list>
        </text:list-item>
      </text:list>
      <text:p text:style-name="Standard">Modifica l’exemple més senzill de la llista de tasques de forma que:</text:p>
      <text:list xml:id="list3940799594" text:style-name="WWNum9">
        <text:list-item>
          <text:p text:style-name="P25">Tinga una nova vista per veure les tasques en format “Kanban”.</text:p>
        </text:list-item>
        <text:list-item>
          <text:p text:style-name="P36">Modifica les tasques per tindre una data assignada i crea una nova vista per veure en una vista “Calendar” la data assignada.</text:p>
        </text:list-item>
      </text:list>
      <text:list xml:id="list123927289940350" text:continue-list="list123926880470479" text:style-name="WWNum8">
        <text:list-item>
          <text:list>
            <text:list-item>
              <text:p text:style-name="P46"><text:bookmark text:name="_otv9aq61hrbv"/>Activitat 02</text:p>
            </text:list-item>
          </text:list>
        </text:list-item>
      </text:list>
      <text:p text:style-name="Standard">Amplia el mòdul de l’exemple de biblioteca de còmics de forma que:</text:p>
      <text:list xml:id="list3749187744" text:style-name="WWNum3">
        <text:list-item>
          <text:p text:style-name="P26"><text:soft-page-break/>Incloure la possibilitat de gestionar socis, emmagatzemam nom, cognom e identificador.</text:p>
        </text:list-item>
        <text:list-item>
          <text:p text:style-name="P32">Introduïu la possibilitat que hi haja exemplars de còmics per prestar.</text:p>
          <text:list>
            <text:list-item>
              <text:p text:style-name="P41">El model de còmic actual ha de servir com referència de la informació del còmic. A banda d’aquest model, jaureu de plantejar un nou model per a indicar exemplars de préstec d’eixe còmic. </text:p>
            </text:list-item>
            <text:list-item>
              <text:p text:style-name="P41">Aquests exemplars de préstec hauran de controlar només a qui estan prestats i la data d’inici i data de final del préstec. No cal tindre un històric de préstecs, només qui té el còmic en cada moment, quan se l’ha prestat i la data prevista de tornada.</text:p>
              <text:list>
                <text:list-item>
                  <text:p text:style-name="P44">La data de préstec no pot ser posterior al dia de hui.</text:p>
                </text:list-item>
                <text:list-item>
                  <text:p text:style-name="P45">La data prevista de tornada no pot ser anterior al dia de hui.</text:p>
                </text:list-item>
              </text:list>
            </text:list-item>
          </text:list>
        </text:list-item>
      </text:list>
      <text:list xml:id="list123927686266572" text:continue-list="list123927289940350" text:style-name="WWNum8">
        <text:list-item>
          <text:list>
            <text:list-item>
              <text:p text:style-name="P46"><text:bookmark text:name="_wufktuxm239f"/>Activitat 03</text:p>
            </text:list-item>
          </text:list>
        </text:list-item>
      </text:list>
      <text:p text:style-name="Standard">Crea un mòdul per a gestionar pacients i metges d’un hospital.</text:p>
      <text:p text:style-name="Standard">Per cada pacient, tindrem un model amb les següents dades:</text:p>
      <text:list xml:id="list2159147750" text:style-name="WWNum5">
        <text:list-item>
          <text:p text:style-name="P27">Nom i cognoms del pacient.</text:p>
        </text:list-item>
        <text:list-item>
          <text:p text:style-name="P37">Símptomes.</text:p>
        </text:list-item>
      </text:list>
      <text:p text:style-name="Standard">Per cada metge, tindrem un model amb les següents dades:</text:p>
      <text:list xml:id="list123927335794343" text:continue-numbering="true" text:style-name="WWNum5">
        <text:list-item>
          <text:p text:style-name="P27">Nom i cognoms del metge.</text:p>
        </text:list-item>
        <text:list-item>
          <text:p text:style-name="P37">Número de col·legiat.</text:p>
        </text:list-item>
      </text:list>
      <text:p text:style-name="Standard">Per cada vegada que un metge ha atés a un pacient, tindrem un model indicant el diagnòstic.</text:p>
      <text:p text:style-name="Standard">Un pacient pot haver sigut atés per diversos metges i un metge pot haver atés a diversos pacients.</text:p>
      <text:p text:style-name="Standard">Implementa els models i les vistes que cregues adequades per als 3 models.</text:p>
      <text:list xml:id="list123927240955434" text:continue-list="list123927686266572" text:style-name="WWNum8">
        <text:list-item>
          <text:list>
            <text:list-item>
              <text:p text:style-name="P46"><text:bookmark text:name="_fg1c18ewwdw6"/>Activitat 04</text:p>
            </text:list-item>
          </text:list>
        </text:list-item>
      </text:list>
      <text:p text:style-name="Standard">Fes un mòdul d’Odoo que represente els nostres estudis de cicles formatius a un institut:</text:p>
      <text:list xml:id="list1744748446" text:style-name="WWNum6">
        <text:list-item>
          <text:p text:style-name="P28">Model Cicle formatiu. Cada instància representa a un cicle formatiu en un institut. Un cicle té un o més mòduls associats-</text:p>
        </text:list-item>
        <text:list-item>
          <text:p text:style-name="P33">Model Mòdul. Cada“mòdul” estarà relacionat amb cicles formatius (al que pertany), alumnes matriculats i professor que ho imparteix.</text:p>
        </text:list-item>
        <text:list-item>
          <text:p text:style-name="P33">Model Alumne. Relacionat amb els mòduls que te matriculat.</text:p>
        </text:list-item>
        <text:list-item>
          <text:p text:style-name="P38">Model Professor. Relacionat amb els mòduls que imparteix.</text:p>
        </text:list-item>
      </text:list>
      <text:p text:style-name="Standard">Implementa els models, les relacions necessàries i les vistes que cregues adequades per als 4 models.</text:p>
      <text:p text:style-name="Standard">Una vegada en funcionament l’aplicació, volem que implementes la següent configuració de seguretat:</text:p>
      <text:list xml:id="list3228628237" text:style-name="WWNum2">
        <text:list-item>
          <text:p text:style-name="P29">Els usuaris amb el rol “Director” podran modificar els registres dels models anteriors.</text:p>
        </text:list-item>
        <text:list-item>
          <text:p text:style-name="P39"><text:soft-page-break/>A més del director, els únics usuaris que podran veure les dades dels professors (en mode lectura) seran els usuaris amb rol “Professor”. </text:p>
        </text:list-item>
      </text:list>
      <text:p text:style-name="Standard"/>
      <text:p text:style-name="Standard"><text:span text:style-name="T19">Pot ajudar-te:</text:span></text:p>
      <text:list xml:id="list1093548111" text:style-name="WWNum7">
        <text:list-item>
          <text:p text:style-name="P30">Permisos en Odoo:</text:p>
          <text:list>
            <text:list-item>
              <text:p text:style-name="P42"><text:a xlink:type="simple" xlink:href="https://www.odoo.com/documentation/14.0/es/developer/howtos/rdtraining/05_securityintro.html" text:style-name="ListLabel_20_73" text:visited-style-name="ListLabel_20_73"><text:span text:style-name="T22">https://www.odoo.com/documentation/14.0/es/developer/howtos/rdtraining/05_securityintro.html</text:span></text:a></text:p>
            </text:list-item>
          </text:list>
        </text:list-item>
        <text:list-item>
          <text:p text:style-name="P34">Creating security groups</text:p>
          <text:list>
            <text:list-item>
              <text:p text:style-name="P43"><text:a xlink:type="simple" xlink:href="http://www.odoo.yenthevg.com/creating-security-groups-odoo/" text:style-name="ListLabel_20_73" text:visited-style-name="ListLabel_20_73"><text:span text:style-name="T22">http://www.odoo.yenthevg.com/creating-security-groups-odoo/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fo:font-size="12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7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4" meta:word-count="1036" meta:character-count="6314" meta:non-whitespace-character-count="5354"/>
    <meta:generator>LibreOfficeDev/6.0.5.2$Linux_X86_64 LibreOffice_project/</meta:generator>
  </office:meta>
</office:document-meta>
</file>